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office:font-face-decls>
  <office:automatic-styles>
    <style:style style:name="P1" style:family="paragraph" style:parent-style-name="Standard">
      <style:paragraph-properties fo:text-align="start" style:justify-single-word="false" style:writing-mode="lr-tb"/>
    </style:style>
    <style:style style:name="P2" style:family="paragraph" style:parent-style-name="Standard">
      <style:paragraph-properties fo:margin-left="0in" fo:margin-right="0in" fo:text-align="start" style:justify-single-word="false" fo:text-indent="0in" style:auto-text-indent="false" style:writing-mode="lr-tb"/>
    </style:style>
    <style:style style:name="P3" style:family="paragraph" style:parent-style-name="Standard">
      <style:paragraph-properties fo:text-align="center" style:justify-single-word="false" style:writing-mode="lr-tb"/>
      <style:text-properties style:font-name="Liberation Serif" fo:font-size="24pt" officeooo:rsid="0012bd7e" officeooo:paragraph-rsid="0012bd7e" style:font-size-asian="21pt" style:font-size-complex="24pt"/>
    </style:style>
    <style:style style:name="P4" style:family="paragraph" style:parent-style-name="Standard">
      <style:paragraph-properties fo:text-align="start" style:justify-single-word="false" fo:break-before="page" style:writing-mode="lr-tb"/>
      <style:text-properties style:font-name="Liberation Serif"/>
    </style:style>
    <style:style style:name="P5" style:family="paragraph" style:parent-style-name="Standard">
      <style:paragraph-properties fo:text-align="start" style:justify-single-word="false" style:writing-mode="lr-tb"/>
      <style:text-properties style:font-name="Liberation Serif"/>
    </style:style>
    <style:style style:name="P6" style:family="paragraph" style:parent-style-name="Standard">
      <style:paragraph-properties fo:margin-left="0in" fo:margin-right="0in" fo:text-align="start" style:justify-single-word="false" fo:text-indent="0in" style:auto-text-indent="false" style:writing-mode="lr-tb"/>
      <style:text-properties style:font-name="Liberation Serif"/>
    </style:style>
    <style:style style:name="P7" style:family="paragraph" style:parent-style-name="Standard">
      <style:paragraph-properties fo:text-align="start" style:justify-single-word="false" style:writing-mode="lr-tb"/>
      <style:text-properties style:font-name="Liberation Serif" fo:font-size="12pt" officeooo:rsid="0013b1c2" officeooo:paragraph-rsid="0013b1c2" style:font-size-asian="10.5pt" style:font-size-complex="12pt"/>
    </style:style>
    <style:style style:name="P8" style:family="paragraph" style:parent-style-name="Standard">
      <style:paragraph-properties fo:text-align="center" style:justify-single-word="false" style:writing-mode="lr-tb"/>
      <style:text-properties style:font-name="Liberation Serif" fo:font-size="12pt" officeooo:rsid="0013b1c2" officeooo:paragraph-rsid="0012bd7e" style:font-size-asian="10.5pt" style:font-size-complex="12pt"/>
    </style:style>
    <style:style style:name="P9" style:family="paragraph" style:parent-style-name="Standard">
      <style:paragraph-properties fo:text-align="start" style:justify-single-word="false" style:writing-mode="lr-tb"/>
      <style:text-properties style:font-name="Liberation Serif" fo:font-size="12pt" officeooo:rsid="00177804" officeooo:paragraph-rsid="00177804" style:font-size-asian="10.5pt" style:font-size-complex="12pt"/>
    </style:style>
    <style:style style:name="P10" style:family="paragraph" style:parent-style-name="Standard">
      <style:paragraph-properties fo:text-align="center" style:justify-single-word="false" style:writing-mode="lr-tb"/>
      <style:text-properties style:font-name="Liberation Serif" fo:font-size="10pt" officeooo:rsid="0012bd7e" officeooo:paragraph-rsid="0012bd7e" style:font-size-asian="8.75pt" style:font-size-complex="10pt"/>
    </style:style>
    <style:style style:name="P11" style:family="paragraph" style:parent-style-name="Standard">
      <style:paragraph-properties fo:text-align="start" style:justify-single-word="false" style:writing-mode="lr-tb"/>
      <style:text-properties style:font-name="Liberation Serif" fo:font-size="10pt" officeooo:rsid="0012bd7e" officeooo:paragraph-rsid="0012bd7e" style:font-size-asian="8.75pt" style:font-size-complex="10pt"/>
    </style:style>
    <style:style style:name="T1" style:family="text">
      <style:text-properties style:font-name="Liberation Serif"/>
    </style:style>
    <style:style style:name="T2" style:family="text">
      <style:text-properties style:font-name="Liberation Serif" fo:font-style="italic" style:font-style-asian="italic" style:font-style-complex="italic"/>
    </style:style>
    <style:style style:name="T3" style:family="text">
      <style:text-properties officeooo:rsid="0014e945"/>
    </style:style>
    <style:style style:name="T4" style:family="text">
      <style:text-properties officeooo:rsid="00160f52"/>
    </style:style>
    <style:style style:name="T5" style:family="text">
      <style:text-properties officeooo:rsid="0017780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How Social Media Platforms Failed in the 2020 Presidential Election</text:p>
      <text:p text:style-name="P3"/>
      <text:p text:style-name="P10">Erik Bowling</text:p>
      <text:p text:style-name="P10">Tennessee Tech University (Dept. of Computer Science)</text:p>
      <text:p text:style-name="P10">Cookeville, TN (USA)</text:p>
      <text:p text:style-name="P10"><text:a xlink:type="simple" xlink:href="mailto:edbowling42@tntech.edu" text:style-name="Internet_20_link" text:visited-style-name="Visited_20_Internet_20_Link">edbowling42@tntech.edu</text:a></text:p>
      <text:p text:style-name="P8"/>
      <text:p text:style-name="P7"><text:tab/><text:span text:style-name="T3">In 2020, the people of the United States were gearing up for another presidential election. Donald Trump vs. Joe Biden. </text:span><text:span text:style-name="T4">All the typical campaign tactics were being deployed by both sides, but this time there was a new threat introduced into the formula. Faked media. Donald Trump and his campaign team repeatedly shared and posted deep faked videos of Joe Biden saying or doing things that would discredit his legitimacy as president. The videos were products of deepfake AI technology, or skilled video editing. Although there were plenty of comedic or satirical elements to the videos, the problem comes from the fact that these videos were shared with no indication at all that they were faked. This lead many voters into believing that the videos were real, and may have swayed voters into voting a different direction. Although social media platforms eventually responded by marking the videos as false or not entirely true, the damage was already done. Large social media platforms have a responsibility to make sure their platforms are not causing harm to society, and </text:span><text:span text:style-name="T5">to adapt</text:span><text:span text:style-name="T4"> </text:span><text:span text:style-name="T5">to</text:span><text:span text:style-name="T4"> new technology that can be use</text:span><text:span text:style-name="T5">d</text:span><text:span text:style-name="T4"> for bad. In the case of the 2020 election, social media platforms failed to uphold this obligation.</text:span></text:p>
      <text:p text:style-name="P7"/>
      <text:p text:style-name="P7"/>
      <text:p text:style-name="P7">Trumps Tweets:</text:p>
      <text:p text:style-name="P7"/>
      <text:p text:style-name="P7"/>
      <text:p text:style-name="P7">Facebook Posts:</text:p>
      <text:p text:style-name="P7"/>
      <text:p text:style-name="P7"/>
      <text:p text:style-name="P9">How facebook and twitter failed in regards to kantianism:</text:p>
      <text:p text:style-name="P11"/>
      <text:p text:style-name="P4">References:</text:p>
      <text:p text:style-name="P5"/>
      <text:p text:style-name="P2"><text:span text:style-name="T1">[1] <text:s text:c="4"/>K. Bell, “Facebook didn’t do enough to stop election misinformation,” </text:span><text:span text:style-name="T2">Engadget</text:span><text:span text:style-name="T1">, 23-Mar-2021 [Online]. Available: </text:span><text:a xlink:type="simple" xlink:href="https://www.engadget.com/facebook-misinformation-2020-avaaz-report-221609324.html" text:style-name="Internet_20_link" text:visited-style-name="Visited_20_Internet_20_Link"><text:span text:style-name="Internet_20_link"><text:span text:style-name="T1">https://www.engadget.com/facebook-misinformation-2020-avaaz-report-221609324.html</text:span></text:span></text:a><text:span text:style-name="T1">. [Accessed: 21-Mar-2023]</text:span></text:p>
      <text:p text:style-name="P6"/>
      <text:p text:style-name="P2"><text:span text:style-name="T1">[2] <text:s text:c="4"/>“Facebook: From Election to Insurrection,” </text:span><text:span text:style-name="T2">AVAAZ</text:span><text:span text:style-name="T1">, 18-Mar-2021 [Online]. Available: </text:span><text:a xlink:type="simple" xlink:href="https://avaazimages.avaaz.org/facebook_election_insurrection.pdf" text:style-name="Internet_20_link" text:visited-style-name="Visited_20_Internet_20_Link"><text:span text:style-name="Internet_20_link"><text:span text:style-name="T1">https://avaazimages.avaaz.org/facebook_election_insurrection.pdf</text:span></text:span></text:a><text:span text:style-name="T1">. [Accessed: 21-Mar-2023]</text:span></text:p>
      <text:p text:style-name="P6"/>
      <text:p text:style-name="P1"><text:span text:style-name="T1">[3] <text:s text:c="4"/>D. Carnahan, “Faked videos shore up false beliefs about Biden’s mental health,” </text:span><text:span text:style-name="T2">The Conversation</text:span><text:span text:style-name="T1">, 16-Sep-2020 [Online]. Available: </text:span><text:a xlink:type="simple" xlink:href="https://theconversation.com/faked-videos-shore-up-false-beliefs-about-bidens-mental-health-145975" text:style-name="Internet_20_link" text:visited-style-name="Visited_20_Internet_20_Link"><text:span text:style-name="Internet_20_link"><text:span text:style-name="T1">https://theconversation.com/faked-videos-shore-up-false-beliefs-about-bidens-mental-health-145975</text:span></text:span></text:a><text:span text:style-name="T1">. [Accessed: 21-Mar-2023]</text:span></text:p>
      <text:p text:style-name="P5"/>
      <text:p text:style-name="P1"><text:span text:style-name="T1">[4] <text:s text:c="4"/>D. Frum, “The Very Real Threat of Trump’s Deepfake,” </text:span><text:span text:style-name="T2">The Atlantic</text:span><text:span text:style-name="T1">, 27-Apr-2020 [Online]. Available: </text:span><text:a xlink:type="simple" xlink:href="https://www.theatlantic.com/ideas/archive/2020/04/trumps-first-deepfake/610750/" text:style-name="Internet_20_link" text:visited-style-name="Visited_20_Internet_20_Link"><text:span text:style-name="Internet_20_link"><text:span text:style-name="T1">https://www.theatlantic.com/ideas/archive/2020/04/trumps-first-deepfake/610750/</text:span></text:span></text:a><text:span text:style-name="T1">. [Accessed: 21-Mar-2023]</text:span></text:p>
      <text:p text:style-name="P5"/>
      <text:p text:style-name="P1"><text:span text:style-name="T1">[5] <text:s text:c="4"/>D. O’Sullivan, “False video of Joe Biden viewed 1 million times on Twitter | CNN Business” </text:span><text:span text:style-name="T2">CNN</text:span><text:span text:style-name="T1">, 02-Nov-2020 [Online]. Available: </text:span><text:a xlink:type="simple" xlink:href="https://www.cnn.com/2020/11/01/tech/false-biden-video-twitter/index.html" text:style-name="Internet_20_link" text:visited-style-name="Visited_20_Internet_20_Link"><text:span text:style-name="Internet_20_link"><text:span text:style-name="T1">https://www.cnn.com/2020/11/01/tech/false-biden-video-twitter/index.html</text:span></text:span></text:a><text:span text:style-name="T1">. [Accessed: 21-Mar-2023]</text:span></text:p>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2:30:17</meta:creation-date>
    <dc:language>en-US</dc:language>
    <dc:date>2023-03-25T15:31:30.200162144</dc:date>
    <meta:editing-cycles>5</meta:editing-cycles>
    <meta:editing-duration>PT6M32S</meta:editing-duration>
    <meta:generator>LibreOffice/7.3.7.2$Linux_X86_64 LibreOffice_project/30$Build-2</meta:generator>
    <meta:document-statistic meta:table-count="0" meta:image-count="0" meta:object-count="0" meta:page-count="2" meta:paragraph-count="15" meta:word-count="334" meta:character-count="2605" meta:non-whitespace-character-count="2265"/>
    <meta:user-defined meta:name="AppVersion">15.0000</meta:user-defined>
  </office:meta>
</office:document-meta>
</file>